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style:style style:name="T14" style:family="text">
      <style:text-properties fo:font-size="13.5pt" style:font-size-asian="13.5pt" style:font-size-complex="13.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4789721005646478929"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In the past week: 21.7 miles</text:p>
      <text:p text:style-name="P25"><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710384258309647988"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84265060910841529"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1"><text:span text:style-name="T10">Warm up:</text:span><text:span text:style-name="T12"> 1 mile in 9:25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1"><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1"><text:span text:style-name="T10">Warm up:</text:span><text:span text:style-name="T12"> 1 mile in 9:20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21"><text:span text:style-name="T13">Sat Jan 4, 2020 <text:s/></text:span><text:span text:style-name="T14">2.25 miles</text:span><text:span text:style-name="T13"><text:tab/></text:span></text:p>
      <text:p text:style-name="P21"><text:span text:style-name="T14">Run:</text:span><text:span text:style-name="T13"> I ran 1 mile out and 1 mile back on hilly Limber Rd. <text:s/>After the first mile I rested about 2:00. Times: 10:21 and 8:28</text:span></text:p>
      <text:p text:style-name="P21"><text:span text:style-name="T14">Warm down:</text:span><text:span text:style-name="T13"><text:tab/>¼ mile jog</text:span></text:p>
      <text:p text:style-name="P21"><text:span text:style-name="T13"/></text:p>
      <text:p text:style-name="P21"><text:span text:style-name="T13">Sun Jan 5, 2020 </text:span><text:span text:style-name="T14">no running,</text:span><text:span text:style-name="T13"> I am experiencing a reaction to a shingle shot.</text:span></text:p>
      <text:p text:style-name="P21"><text:span text:style-name="T13"/></text:p>
      <text:p text:style-name="P21"><text:span text:style-name="T13">Mon Jan 6, 2020 </text:span><text:span text:style-name="T14">4 miles</text:span><text:span text:style-name="T13"> <text:s/></text:span></text:p>
      <text:p text:style-name="P21"><text:span text:style-name="T13">I ran 4 miles on a Wise Center treadmill.</text:span></text:p>
      <text:p text:style-name="P21"><text:span text:style-name="T13">Splits and pulses at the end of each mile:</text:span></text:p>
      <text:p text:style-name="P21"><text:span text:style-name="T13">10:00 (124 bpm), 9:30 (139), 9:01 (152), 10:00 (14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06T14:28:29.92</dc:date>
    <dc:creator>James  Lombardi</dc:creator>
    <meta:editing-duration>P1DT16H25M42S</meta:editing-duration>
    <meta:editing-cycles>215</meta:editing-cycles>
    <meta:generator>OpenOffice/4.1.2$Win32 OpenOffice.org_project/412m3$Build-9782</meta:generator>
    <meta:document-statistic meta:table-count="0" meta:image-count="0" meta:object-count="0" meta:page-count="35" meta:paragraph-count="893" meta:word-count="9574" meta:character-count="47366"/>
  </office:meta>
</office:document-meta>
</file>